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color="#0000ff"/>
    </style:style>
    <style:style style:name="P2" style:family="paragraph" style:parent-style-name="Text_20_body">
      <style:text-properties fo:color="#0000ff" fo:background-color="transparent"/>
    </style:style>
    <style:style style:name="P3" style:family="paragraph" style:parent-style-name="Text_20_body">
      <style:paragraph-properties fo:background-color="#c0c0c0">
        <style:background-image/>
      </style:paragraph-properties>
      <style:text-properties fo:background-color="transparent"/>
    </style:style>
    <style:style style:name="P4" style:family="paragraph" style:parent-style-name="Text_20_body">
      <style:paragraph-properties fo:background-color="#ffffff">
        <style:background-image/>
      </style:paragraph-properties>
      <style:text-properties fo:background-color="transparent"/>
    </style:style>
    <style:style style:name="P5" style:family="paragraph" style:parent-style-name="Text_20_body">
      <style:paragraph-properties fo:background-color="#ff0000">
        <style:background-image/>
      </style:paragraph-properties>
    </style:style>
    <style:style style:name="P6" style:family="paragraph" style:parent-style-name="Text_20_body">
      <style:paragraph-properties fo:background-color="#c0c0c0">
        <style:background-image/>
      </style:paragraph-properties>
      <style:text-properties fo:background-color="transparent"/>
    </style:style>
    <style:style style:name="P7" style:family="paragraph" style:parent-style-name="Text_20_body">
      <style:paragraph-properties fo:background-color="#c0c0c0">
        <style:background-image/>
      </style:paragraph-properties>
      <style:text-properties fo:font-weight="bold" fo:background-color="transparent" style:font-weight-asian="bold" style:font-weight-complex="bold"/>
    </style:style>
    <style:style style:name="P8" style:family="paragraph" style:parent-style-name="Text_20_body">
      <style:paragraph-properties fo:background-color="#c0c0c0">
        <style:background-image/>
      </style:paragraph-properties>
      <style:text-properties fo:font-weight="normal" fo:background-color="transparent" style:font-weight-asian="normal" style:font-weight-complex="normal"/>
    </style:style>
    <style:style style:name="P9" style:family="paragraph" style:parent-style-name="Text_20_body">
      <style:paragraph-properties fo:background-color="#ffffff">
        <style:background-image/>
      </style:paragraph-properties>
      <style:text-properties fo:background-color="transparent"/>
    </style:style>
    <style:style style:name="P10" style:family="paragraph" style:parent-style-name="Heading_20_2">
      <style:paragraph-properties fo:background-color="#c0c0c0">
        <style:background-image/>
      </style:paragraph-properties>
      <style:text-properties fo:background-color="transparent"/>
    </style:style>
    <style:style style:name="T1" style:family="text">
      <style:text-properties fo:background-color="#00ff00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t232h节点的eeprom配置，jtag测试与硅码读取记录</text:h>
      <text:h text:style-name="Heading_20_2" text:outline-level="2">简述</text:h>
      <text:p text:style-name="Text_20_body">本脚本完成配置eeprom，读取硅码，测试jtag。配置节点的eeprom后，启动jtag程序下载ds2411id.exe，进行jtag的下载，断点，运行等测试，通过jtag读取硅码，硅码读取到了，则jtag调试通过。</text:p>
      <text:p text:style-name="P1">serial数字配置文件serialnumber.cfg</text:p>
      <text:p text:style-name="Text_20_body">serial的前缀是“SNP”</text:p>
      <text:p text:style-name="P2">硅码与序号保存在文件serial_id_log.txt</text:p>
      <text:p text:style-name="P5">一次只能插入一个节点进行配置测试</text:p>
      <text:h text:style-name="Heading_20_2" text:outline-level="2">使用</text:h>
      <text:p text:style-name="Text_20_body">先插入一个节点，<text:span text:style-name="T1">打开终端运行sh run.sh</text:span></text:p>
      <text:p text:style-name="P3">heavey@heavey-ThinkPad-T420:~/workspace/d2xx/examples/EEPROM/write/FT232H-tool$ ls </text:p>
      <text:p text:style-name="P3">ds2411Id.exe <text:s text:c="2"/>ft232h_replug <text:s/>run.sh <text:s text:c="12"/>serialnumber.cfg <text:s/>user-guide.odt </text:p>
      <text:p text:style-name="P3">ft232h_eeprom <text:s/>motelist <text:s text:c="6"/>serial_id_log.txt <text:s/>serial_used.log <text:s text:c="2"/>writeft232h.sh </text:p>
      <text:p text:style-name="P3">heavey@heavey-ThinkPad-T420:~/workspace/d2xx/examples/EEPROM/write/FT232H-tool$ sh run.sh </text:p>
      <text:p text:style-name="P3">serial: SNP00007 , ds2411( 00 00 15 37 e6 88 ) </text:p>
      <text:p text:style-name="Text_20_body"/>
      <text:p text:style-name="Text_20_body">出现下面这个信息，表明配置和测试成功，硅码读取了。</text:p>
      <text:p text:style-name="P3">serial: SNP00007 , ds2411( 00 00 15 37 e6 88 ) </text:p>
      <text:p text:style-name="P4"/>
      <text:p text:style-name="P4">拔出节点，再插入节点，敲一下回车，继续烧写下一个节点，按ctrl+c终止运行</text:p>
      <text:p text:style-name="P3">heavey@heavey-ThinkPad-T420:~/workspace/d2xx/examples/EEPROM/write/FT232H-tool$ sh run.sh </text:p>
      <text:p text:style-name="P3">serial: SNP00007 , ds2411( 00 00 15 37 e6 88 ) </text:p>
      <text:p text:style-name="P3">serial: SNP00008 , ds2411( 00 00 15 37 e6 88 ) </text:p>
      <text:p text:style-name="P4"><text:s/></text:p>
      <text:h text:style-name="Heading_20_2" text:outline-level="2">错误处理：表明错误原因，交给硬件组</text:h>
      <text:p text:style-name="Text_20_body">USB故障：无法配置usb的EEPROM</text:p>
      <text:h text:style-name="P10" text:outline-level="2"><text:soft-page-break/></text:h>
      <text:p text:style-name="P3">#USB ERROR: failed to write eeprom <text:s/>SNP00011</text:p>
      <text:p text:style-name="P4">JTAG故障：jtag测试出错</text:p>
      <text:p text:style-name="P7"></text:p>
      <text:p text:style-name="P8">#JTAG ERROR: USB to JTAT error SNP00012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avey </meta:initial-creator>
    <meta:creation-date>2013-05-28T17:03:43</meta:creation-date>
    <dc:date>2013-05-29T15:24:15</dc:date>
    <dc:creator>heavey </dc:creator>
    <meta:editing-duration>PT18M40S</meta:editing-duration>
    <meta:editing-cycles>21</meta:editing-cycles>
    <meta:generator>LibreOffice/3.5$Linux_x86 LibreOffice_project/350m1$Build-2</meta:generator>
    <meta:document-statistic meta:table-count="0" meta:image-count="0" meta:object-count="0" meta:page-count="2" meta:paragraph-count="27" meta:word-count="149" meta:character-count="1068" meta:non-whitespace-character-count="1023"/>
  </office:meta>
</office:document-meta>
</file>